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roman" style:font-pitch="variable"/>
    <style:font-face style:name="Arial Unicode MS" svg:font-family="'Arial Unicode MS'" style:font-family-generic="roman" style:font-pitch="variable"/>
    <style:font-face style:name="SimSun" svg:font-family="SimSu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SimSun1"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color="#212121" fo:font-size="30pt" fo:background-color="#ffffff" style:font-size-asian="30pt" style:font-size-complex="30pt"/>
    </style:style>
    <style:style style:name="T2" style:family="text">
      <style:text-properties style:font-name="SimSun" style:font-name-asian="SimSun1" style:font-name-complex="SimSun1"/>
    </style:style>
    <style:style style:name="T3" style:family="text">
      <style:text-properties style:font-name="SimSun" fo:font-size="30pt" style:font-name-asian="SimSun1" style:font-size-asian="30pt" style:font-name-complex="SimSun1" style:font-size-complex="30pt"/>
    </style:style>
    <style:style style:name="T4" style:family="text">
      <style:text-properties style:font-name="SimSun" fo:font-size="24pt" style:font-name-asian="SimSun1" style:font-size-asian="24pt" style:font-name-complex="SimSun1" style:font-size-complex="24pt"/>
    </style:style>
    <style:style style:name="T5" style:family="text">
      <style:text-properties style:font-name="SimSun" fo:font-size="10pt" style:font-name-asian="SimSun1" style:font-size-asian="10pt" style:font-name-complex="SimSun1" style:font-size-complex="10pt"/>
    </style:style>
    <style:style style:name="T6" style:family="text">
      <style:text-properties style:font-name="SimSun" fo:font-size="18pt" style:font-name-asian="SimSun1" style:font-size-asian="18pt" style:font-name-complex="SimSun1" style:font-size-complex="18pt"/>
    </style:style>
    <style:style style:name="T7" style:family="text">
      <style:text-properties style:font-name="SimSun" fo:font-size="18pt" style:text-underline-style="solid" style:text-underline-width="auto" style:text-underline-color="font-color" style:font-name-asian="SimSun1" style:font-size-asian="18pt" style:font-name-complex="SimSun1" style:font-size-complex="18pt"/>
    </style:style>
    <style:style style:name="T8" style:family="text">
      <style:text-properties style:font-name="Arial Unicode MS" style:font-name-asian="Arial Unicode MS1" style:font-name-complex="Arial Unicode MS1"/>
    </style:style>
    <style:style style:name="T9" style:family="text">
      <style:text-properties style:font-name="Arial Unicode MS" fo:font-size="18pt" style:font-name-asian="Arial Unicode MS1" style:font-size-asian="18pt" style:font-name-complex="Arial Unicode MS1"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pace crisis</text:span><text:span text:style-name="T3"> 遊戲介紹</text:span></text:p>
      <text:p text:style-name="Standard"><text:span text:style-name="T4">遊戲簡述：</text:span></text:p>
      <text:p text:style-name="Standard"><text:span text:style-name="T5">是一款以Scratch語言開發的第三人稱遊戲。Oliver在執行一次太空任務時不小心掉入了蟲洞中，來到了一個奇異的世界。當地的巫師告訴他，要回到原本的世界，就必須</text:span><text:span text:style-name="T2">利用「上」「左」「右」的方向鍵來操控太空艙，</text:span><text:span text:style-name="T5">挑戰一個個艱鉅的任務</text:span><text:span text:style-name="T8">，有岩漿以及隨機掉落的隕石，有些階梯甚至還會會隱形，</text:span><text:span text:style-name="T5">奪得10面錦旗，就能實現任何願望。歡迎你一同幫助他完成回歸的任務。</text:span></text:p>
      <text:p text:style-name="Standard"/>
      <text:p text:style-name="Standard"><text:span text:style-name="T4">程式設計說明：</text:span></text:p>
      <text:p text:style-name="Standard"><text:span text:style-name="T2"><text:s text:c="7"/>我們的風格偏向高科技，不太想要有太多有顏色的格調。在主角------也就是您，的方面上，左右移動想要有慣性的效果，還有上下跳動這兩個是我們這個程式的重點。我們找了很多線索找尋最適合這個程式運行的方式，最後找到利用時間來當作主軸的方法，利用(x),(y)變數來表示，等到判斷完畢後再帶入角色中，我覺得是一個不錯的方式。</text:span></text:p>
      <text:p text:style-name="Standard"/>
      <text:p text:style-name="Standard"><text:span text:style-name="T4">製作團隊：</text:span></text:p>
      <text:p text:style-name="Standard"/>
      <text:p text:style-name="Standard"><text:span text:style-name="T6">作者:</text:span><text:span text:style-name="T7">洪軾凱</text:span><text:span text:style-name="T9">（Sky Hong）72306</text:span></text:p>
      <text:p text:style-name="Standard"><text:span text:style-name="T2"><text:s text:c="8"/>其實我以前只知道有scratch這一個可以用來寫程式的“應用程式”，本來認為很簡單，但是在近三個禮拜看到了這一個比賽，實際自學的時候才覺得他可以在我學好高階語言前先用此比較簡單的撰寫模式來整理自己的思緒，這樣最後學其它語言會相對變得比較簡單。遇到這一位隊友也是我的榮幸，因為我可以請教他一些方塊的內涵，而且我們還合作無間。雖然我們兩個很少見面，但是晚上都會一起視訊，交換彼此的資訊與知識是我認為分工合作最大的用處。</text:span></text:p>
      <text:p text:style-name="Standard"><text:span text:style-name="T2"><text:s text:c="7"/>我長大後希望可以利用程式來幫助我蒐集大量的資料，把所有網路上的數據和知識都集中在一個網站上再加以分析，讓他們可以得到清楚又正確的答案。雖然我知道很難,必須依靠很多的人力進行分析，但是只要程式撰寫成功（也就是AI）就可以完成了！雖然我還不知道我可不可以做到。我要成為程式設計師！！！！！</text:span></text:p>
      <text:p text:style-name="Standard"><text:span text:style-name="T2">我做完這個程式之後我有一些心得：像是scratch雖然可以一次執行很多程式，但是只要太多程式就會卡卡的...特別是有關執行時間先後問題特別難處理。所以事後需要有大量的修正,而且在切換程式和重複執行的方面必須把程式寫到最少，相對出場就不能太華麗......</text:span></text:p>
      <text:p text:style-name="Standard"><text:span text:style-name="T8"><text:s text:c="7"/>（順帶一提，我玩這個遊戲已經可以熟到無死亡了，可能是因為平時遊戲打太多）</text:span></text:p>
      <text:p text:style-name="Standard"/>
      <text:p text:style-name="Standard"><text:span text:style-name="T6">作者:</text:span><text:span text:style-name="T7">郭哲明</text:span><text:span text:style-name="T9">（Jack Kuo）71006</text:span></text:p>
      <text:p text:style-name="Standard"><text:span text:style-name="T2"><text:s text:c="8"/>我第一次接觸到scratch是在國小5年級的時候，當時是資訊課的老師指導的，後來我和其他兩位同學因為表現不錯，老師就帶我們去參加&lt;第二屆scratch瘋狂貓咪杯&gt;，最後進到了決賽，但名次已經記不清了。到了國中老師告訴我們有scratch的比賽，我心裡想雖然國中課</text:span><text:soft-page-break/><text:span text:style-name="T2">業繁忙，但是我喜歡和朋友們一起比賽的感覺，所以就組隊參加了，希望可以藉由我們的實力奪得好成績。</text:span></text:p>
      <text:p text:style-name="Standard"/>
      <text:p text:style-name="Standard"><text:span text:style-name="T6">指導老師:黃正龍</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roman" style:font-pitch="variable"/>
    <style:font-face style:name="Arial Unicode MS" svg:font-family="'Arial Unicode MS'" style:font-family-generic="roman" style:font-pitch="variable"/>
    <style:font-face style:name="SimSun" svg:font-family="SimSu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SimSun1"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TW"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TW"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4-08T23:18:00</dc:date>
    <dc:creator>洪 軾凱</dc:creator>
    <meta:generator>OpenOffice/4.1.2$Unix OpenOffice.org_project/412m3$Build-9782</meta:generator>
    <meta:document-statistic meta:table-count="0" meta:image-count="0" meta:object-count="0" meta:page-count="2" meta:paragraph-count="14" meta:word-count="1012" meta:character-count="1141"/>
  </office:meta>
</office:document-meta>
</file>